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Bold" svg:font-family="Times-Bold" style:font-family-generic="roman"/>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tyle="normal" style:font-style-asian="normal" style:font-style-complex="normal"/>
    </style:style>
    <style:style style:name="P6" style:family="paragraph" style:parent-style-name="Standard">
      <style:paragraph-properties fo:text-align="start" style:justify-single-word="false"/>
      <style:text-properties style:font-name="Times-Bold" fo:font-size="11pt" style:font-name-asian="Times-Bold" style:font-size-asian="11pt" style:font-name-complex="Times-Bold" style:font-size-complex="11pt"/>
    </style:style>
    <style:style style:name="P7" style:family="paragraph" style:parent-style-name="Standard">
      <style:paragraph-properties fo:text-align="start" style:justify-single-word="false"/>
      <style:text-properties style:font-name="TlwgMono" fo:font-style="normal" fo:font-weight="bold"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style:font-name="TlwgMono"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Standard">
      <style:paragraph-properties fo:text-align="start" style:justify-single-word="false"/>
      <style:text-properties style:font-name="TlwgMono" fo:font-size="10pt"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properties fo:font-style="normal" style:font-style-asian="normal" style:font-style-complex="normal"/>
    </style:style>
    <style:style style:name="P11"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lwgMono" fo:font-weight="bold" style:font-weight-asian="bold" style:font-weight-complex="bold"/>
    </style:style>
    <style:style style:name="T4" style:family="text">
      <style:text-properties style:font-name="TlwgMono" fo:font-size="10pt" fo:font-weight="bold" style:font-size-asian="10pt" style:font-weight-asian="bold" style:font-size-complex="10pt" style:font-weight-complex="bold"/>
    </style:style>
    <style:style style:name="T5" style:family="text">
      <style:text-properties fo:font-size="10pt" style:font-size-asian="10pt" style:font-size-complex="10pt"/>
    </style:style>
    <style:style style:name="T6" style:family="text">
      <style:text-properties style:font-name="Times New Roman" fo:font-size="12pt" fo:font-weight="normal" style:font-size-asian="12pt" style:font-weight-asian="normal" style:font-size-complex="12pt"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muel Palmer</text:p>
      <text:p text:style-name="Standard">Joe Elizondo</text:p>
      <text:p text:style-name="Standard">CS380P (Spring 2010)</text:p>
      <text:p text:style-name="Standard"/>
      <text:p text:style-name="P4">Homework 3</text:p>
      <text:p text:style-name="P3">Our Work</text:p>
      <text:p text:style-name="P1"><text:tab/>Our approach for this matrix vector multiplication assignment involved three main steps, sparse-matrix generation in MMEF format, converting from MMEF format to compressed sparse row format (CSR), and an algorithm for multiplying a matrix in CSR form with a generated vector.</text:p>
      <text:p text:style-name="P1"/>
      <text:p text:style-name="P1"><text:tab/>For the first step we began by using NIST's MMEF sparse matrix generation tool. We generated a few small matrices to test against, however, the matrix generation tool that was later provided for us allowed us to create large matrices to test against. For the second step we made use of the Berkeley BeBOP project's sparse-matrix-converter tool. We statically link against BeBOP's sparse matrix converter libraries and have included all their source code in our build. The BeBOP code handled the conversion from an unsorted coordinate list representation to a CSR data structure. We needed to modify the BeBOP source code to better suit our needs. One of the main modifications we made involved adding a data element to keep track of the size of the rowptr array. For the third step we used a sparse matrix vector multiplication algorithm for a matrix in compressed sparse row format [Pinar, '99]. </text:p>
      <text:p text:style-name="P6"/>
      <text:p text:style-name="P1"/>
      <text:p text:style-name="P1"><draw:frame draw:style-name="fr1" draw:name="Object1" text:anchor-type="as-char" svg:y="-1.1917in" svg:width="3.3035in" svg:height="1.0083in" draw:z-index="0"><draw:object xlink:href="./Object 1" xlink:type="simple" xlink:show="embed" xlink:actuate="onLoad"/><draw:image xlink:href="./ObjectReplacements/Object 1" xlink:type="simple" xlink:show="embed" xlink:actuate="onLoad"/></draw:frame></text:p>
      <text:p text:style-name="P1"><text:tab/>We implemented a work queue to assign work to each thread. Each thread works on a set of rows. When a thread completes its set it acquires a mutex, reads an integer indicating the next set of rows to be completed, and increments the integer. The actual work of computing the value in our solution vector occurs after the lock is released. We notice improved load balancing as the matrix size increases.</text:p>
      <text:p text:style-name="P1"/>
      <text:p text:style-name="P3">Testing Methodology</text:p>
      <text:p text:style-name="P1"><text:tab/>Our source can be built by typing <text:span text:style-name="T3">make</text:span> in our root folder after unpacking the tarball. There are two tools included to ease the generation of test cases, a vector generator and a sparse matrix generator.</text:p>
      <text:p text:style-name="P1"/>
      <text:p text:style-name="P1">To run our code:</text:p>
      <text:p text:style-name="P1"><text:tab/><text:span text:style-name="T4">./matrixmult [MMEF in file] [vector in file] [out file] &lt;[num threads]&gt;</text:span></text:p>
      <text:p text:style-name="P1">This will produce output in the file [out file] representing a vector <text:span text:style-name="T1">y</text:span> where <text:span text:style-name="T1">y</text:span> := <text:span text:style-name="T1">A*x.</text:span></text:p>
      <text:p text:style-name="P1"><text:span text:style-name="T1">A </text:span><text:span text:style-name="T2">= matrix in CSR form [MMEF in file]</text:span></text:p>
      <text:p text:style-name="P1"><text:span text:style-name="T1">x</text:span><text:span text:style-name="T2"> = vector to multiply [vector in file]</text:span></text:p>
      <text:p text:style-name="P1"><text:span text:style-name="T1">y</text:span><text:span text:style-name="T2"> = solution vector [out file]</text:span></text:p>
      <text:p text:style-name="P1"/>
      <text:p text:style-name="P1">To generate a vector:</text:p>
      <text:p text:style-name="P1"><text:tab/><text:span text:style-name="T4">./genVector [size of vector] [min value] [max value]</text:span></text:p>
      <text:p text:style-name="P9"><text:span text:style-name="T6">eg.</text:span> <text:tab/>./genVector 100 1 5</text:p>
      <text:p text:style-name="P1"><text:soft-page-break/><text:tab/>Will print 100 doubles with random values between 1 and 5 to stdout. In order to use the vector as input into <text:span text:style-name="T3">matrixmult</text:span> output must be redirected to a file as follows:</text:p>
      <text:p text:style-name="P1">eg. <text:tab/><text:span text:style-name="T4">./genVector 100 1 5 &gt; sample.vec</text:span></text:p>
      <text:p text:style-name="P8"/>
      <text:p text:style-name="P5">For completeness we also include provided instructions for generating a sparse matrix.</text:p>
      <text:p text:style-name="P5">From the root folder:</text:p>
      <text:p text:style-name="P5">The following code will generate a sparse matrix in MMEF form:</text:p>
      <text:p text:style-name="P8"><text:tab/>cd ta_work</text:p>
      <text:p text:style-name="P8"><text:tab/>./gcc -O0 -o build build.c<text:line-break/><text:tab/>./build &lt;num_rows&gt; &lt;num_cols&gt; &lt;density&gt;</text:p>
      <text:p text:style-name="P7"><text:span text:style-name="T5"><text:s text:c="2"/></text:span><text:span text:style-name="T6">eg:</text:span><text:span text:style-name="T5"><text:tab/>./build 10 10 .1</text:span> </text:p>
      <text:p text:style-name="P1"><text:tab/>This will generate a sparse matrix containing 10 non-zero elements in a 10*10 matrix. matrix.mm can be renamed as desired, it will be the input <text:span text:style-name="T3">[MMEF in file]</text:span> for the <text:span text:style-name="T3">matrixmult</text:span> executable.</text:p>
      <text:p text:style-name="P5"/>
      <text:p text:style-name="P5"/>
      <text:p text:style-name="P2">Test Cases</text:p>
      <text:p text:style-name="P5"/>
      <text:p text:style-name="P5"><text:tab/>The following table and chart shows the results of a sparse matrix vector multiplication on a 10,000 x 10,000 matrix with 29,998,738 non-zero values. The tests were run multiple times, this graph shows the average time for all of our runs. The results are clear, parallelizing this algorithm has a noticeable impact on run time. </text:p>
      <text:p text:style-name="P5"><draw:frame draw:style-name="fr2" draw:name="Object3" text:anchor-type="paragraph" svg:x="0.1075in" svg:y="0.1028in" svg:width="4.6555in" svg:height="1.0311in" draw:z-index="2"><draw:object xlink:href="./Object 3" xlink:type="simple" xlink:show="embed" xlink:actuate="onLoad"/><draw:image xlink:href="./ObjectReplacements/Object 3" xlink:type="simple" xlink:show="embed" xlink:actuate="onLoad"/></draw:frame></text:p>
      <text:p text:style-name="P5"><draw:frame draw:style-name="fr2" draw:name="Object2" text:anchor-type="paragraph" svg:x="0.1409in" svg:y="0.0665in" svg:width="4.1429in" svg:height="3.4047in" draw:z-index="1"><draw:object xlink:href="./Object 2" xlink:type="simple" xlink:show="embed" xlink:actuate="onLoad"/><draw:image xlink:href="./ObjectReplacements/Object 2" xlink:type="simple" xlink:show="embed" xlink:actuate="onLoad"/></draw:frame></text:p>
      <text:p text:style-name="P11"><text:soft-page-break/>Comparison with mkl_dcsrmv</text:p>
      <text:p text:style-name="P12"><text:tab/>We used the provided program to compare our algorithm's total running time against the mkl_dcsrmv function provided in the Intel Math Kernel Library. We ran the program six times using the same 10,000 x 10,000 matrix that produced the results and chart in the previous section. We found that our algorithm outperforms mkl_dcsrmv in all cases.</text:p>
      <text:p text:style-name="P12"/>
      <text:p text:style-name="P12"><draw:frame draw:style-name="fr2" draw:name="Object4" text:anchor-type="paragraph" svg:x="0.1083in" svg:y="0.098in" svg:width="5.2701in" svg:height="1.0008in" draw:z-index="3"><draw:object xlink:href="./Object 4" xlink:type="simple" xlink:show="embed" xlink:actuate="onLoad"/><draw:image xlink:href="./ObjectReplacements/Object 4"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Bold" svg:font-family="Times-Bold" style:font-family-generic="roman"/>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Lucidasans" style:font-size-complex="14pt"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10-02-03T18:01:50</meta:creation-date>
    <dc:date>2010-02-25T20:32:12</dc:date>
    <meta:editing-cycles>19</meta:editing-cycles>
    <meta:editing-duration>PT6H53M7S</meta:editing-duration>
    <meta:user-defined meta:name="Info 1"/>
    <meta:user-defined meta:name="Info 2"/>
    <meta:user-defined meta:name="Info 3"/>
    <meta:user-defined meta:name="Info 4"/>
    <meta:document-statistic meta:table-count="0" meta:image-count="0" meta:object-count="4" meta:page-count="3" meta:paragraph-count="33" meta:word-count="622" meta:character-count="3619"/>
  </office:meta>
</office:document-meta>
</file>

<file path=Object 1/content.xml><?xml version="1.0" encoding="utf-8"?>
<!DOCTYPE math  PUBLIC '-//OpenOffice.org//DTD Modified W3C MathML 1.01//EN'  'math.dtd'>
<math:math xmlns:math="http://www.w3.org/1998/Math/MathML">
  <math:semantics>
    <math:mtable>
      <math:mtr>
        <math:mrow>
          <math:mrow>
            <math:mi math:fontstyle="italic">for</math:mi>
            <math:mi/>
            <math:mi>i</math:mi>
            <math:mrow>
              <math:mi/>
              <math:mo math:stretchy="false">=</math:mo>
              <math:mn>1</math:mn>
            </math:mrow>
            <math:mi>:</math:mi>
            <math:mi>m</math:mi>
            <math:mi/>
            <math:mi math:fontstyle="italic">do</math:mi>
          </math:mrow>
        </math:mrow>
      </math:mtr>
      <math:mtr>
        <math:mrow>
          <math:mrow>
            <math:mi/>
            <math:mi>y</math:mi>
            <math:mrow>
              <math:mrow>
                <math:mo math:stretchy="false">[</math:mo>
                <math:mi>i</math:mi>
                <math:mo math:stretchy="false">]</math:mo>
              </math:mrow>
              <math:mo math:stretchy="false">=</math:mo>
              <math:mn>0</math:mn>
            </math:mrow>
            <math:mi>;</math:mi>
          </math:mrow>
        </math:mrow>
      </math:mtr>
      <math:mtr>
        <math:mrow>
          <math:mi/>
          <math:mi math:fontstyle="italic">for</math:mi>
          <math:mrow>
            <math:mi>j</math:mi>
            <math:mo math:stretchy="false">=</math:mo>
            <math:mi math:fontstyle="italic">Rowptr</math:mi>
          </math:mrow>
          <math:mrow>
            <math:mo math:stretchy="false">[</math:mo>
            <math:mi>i</math:mi>
            <math:mo math:stretchy="false">]</math:mo>
          </math:mrow>
          <math:mi>:</math:mi>
          <math:mi math:fontstyle="italic">Rowptr</math:mi>
          <math:mrow>
            <math:mrow>
              <math:mo math:stretchy="false">[</math:mo>
              <math:mrow>
                <math:mi>i</math:mi>
                <math:mo math:stretchy="false">+</math:mo>
                <math:mn>1</math:mn>
              </math:mrow>
              <math:mo math:stretchy="false">]</math:mo>
            </math:mrow>
            <math:mo math:stretchy="false">−</math:mo>
            <math:mn>1</math:mn>
          </math:mrow>
          <math:mi/>
          <math:mi math:fontstyle="italic">do</math:mi>
        </math:mrow>
      </math:mtr>
      <math:mtr>
        <math:mrow>
          <math:mi>y</math:mi>
          <math:mrow>
            <math:mrow>
              <math:mo math:stretchy="false">[</math:mo>
              <math:mi>i</math:mi>
              <math:mo math:stretchy="false">]</math:mo>
            </math:mrow>
            <math:mo math:stretchy="false">=</math:mo>
            <math:mi>y</math:mi>
          </math:mrow>
          <math:mrow>
            <math:mrow>
              <math:mo math:stretchy="false">[</math:mo>
              <math:mi>i</math:mi>
              <math:mo math:stretchy="false">]</math:mo>
            </math:mrow>
            <math:mo math:stretchy="false">+</math:mo>
            <math:mi>A</math:mi>
          </math:mrow>
          <math:mrow>
            <math:mrow>
              <math:mo math:stretchy="false">[</math:mo>
              <math:mi>j</math:mi>
              <math:mo math:stretchy="false">]</math:mo>
            </math:mrow>
            <math:mo math:stretchy="false">∗</math:mo>
            <math:mi>x</math:mi>
          </math:mrow>
          <math:mrow>
            <math:mo math:stretchy="false">[</math:mo>
            <math:mrow>
              <math:mi math:fontstyle="italic">Colind</math:mi>
              <math:mrow>
                <math:mo math:stretchy="false">[</math:mo>
                <math:mi>j</math:mi>
                <math:mo math:stretchy="false">]</math:mo>
              </math:mrow>
            </math:mrow>
            <math:mo math:stretchy="false">]</math:mo>
          </math:mrow>
          <math:mi>;</math:mi>
        </math:mrow>
      </math:mtr>
    </math:mtable>
    <math:annotation math:encoding="StarMath 5.0">alignl for `i `= 1 : m ~do newline 
	alignl ~~y[i] = 0;newline 
	~~for j = Rowptr[i] : Rowptr[i+1] - 1 ~do newline 
		y[i] = y[i] + A[j] * x[Colind[j]]; newline </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16">
      <number:number number:decimal-places="6" number:min-integer-digits="1"/>
    </number:number-style>
    <style:style style:name="ch1" style:family="chart">
      <style:graphic-properties draw:stroke="none"/>
    </style:style>
    <style:style style:name="ch2" style:family="chart">
      <style:text-properties fo:font-size="7.68658542633057pt" style:font-size-asian="7.68658542633057pt" style:font-size-complex="7.68658542633057pt"/>
    </style:style>
    <style:style style:name="ch3" style:family="chart">
      <style:chart-properties chart:connect-bar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5.32148218154907pt" style:font-size-asian="5.32148218154907pt" style:font-size-complex="5.32148218154907pt"/>
    </style:style>
    <style:style style:name="ch6" style:family="chart" style:data-style-name="N116">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5.32148218154907pt" style:font-size-asian="5.32148218154907pt" style:font-size-complex="5.32148218154907pt"/>
    </style:style>
    <style:style style:name="ch8" style:family="chart">
      <style:graphic-properties svg:stroke-color="#b3b3b3"/>
    </style:style>
    <style:style style:name="ch9" style:family="chart">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0.523cm" svg:height="8.648cm" chart:class="chart:bar" chart:style-name="ch1">
        <chart:title svg:x="3.067cm" svg:y="0.175cm" chart:style-name="ch2">
          <text:p>10000x10000 matrix (70% sparsity)</text:p>
        </chart:title>
        <chart:plot-area chart:style-name="ch3" chart:data-source-has-labels="both" svg:x="0.294cm" svg:y="0.642cm" svg:width="10.016cm" svg:height="7.775cm">
          <chart:axis chart:dimension="x" chart:name="primary-x" chart:style-name="ch4">
            <chart:title svg:x="5.113cm" svg:y="8.257cm" chart:style-name="ch5">
              <text:p>Threads</text:p>
            </chart:title>
            <chart:categories table:cell-range-address="local-table.$A$2:.$A$7"/>
          </chart:axis>
          <chart:axis chart:dimension="y" chart:name="primary-y" chart:style-name="ch6">
            <chart:title svg:x="0.212cm" svg:y="4.572cm" chart:style-name="ch7">
              <text:p>Time</text:p>
            </chart:title>
            <chart:grid chart:style-name="ch8" chart:class="major"/>
          </chart:axis>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0.2317692">
                <text:p>0.2317692</text:p>
              </table:table-cell>
            </table:table-row>
            <table:table-row>
              <table:table-cell office:value-type="string">
                <text:p>2</text:p>
              </table:table-cell>
              <table:table-cell office:value-type="float" office:value="0.141169">
                <text:p>0.141169</text:p>
              </table:table-cell>
            </table:table-row>
            <table:table-row>
              <table:table-cell office:value-type="string">
                <text:p>4</text:p>
              </table:table-cell>
              <table:table-cell office:value-type="float" office:value="0.0836216">
                <text:p>0.0836216</text:p>
              </table:table-cell>
            </table:table-row>
            <table:table-row>
              <table:table-cell office:value-type="string">
                <text:p>8</text:p>
              </table:table-cell>
              <table:table-cell office:value-type="float" office:value="0.073681">
                <text:p>0.073681</text:p>
              </table:table-cell>
            </table:table-row>
            <table:table-row>
              <table:table-cell office:value-type="string">
                <text:p>12</text:p>
              </table:table-cell>
              <table:table-cell office:value-type="float" office:value="0.0698116">
                <text:p>0.0698116</text:p>
              </table:table-cell>
            </table:table-row>
            <table:table-row>
              <table:table-cell office:value-type="string">
                <text:p>16</text:p>
              </table:table-cell>
              <table:table-cell office:value-type="float" office:value="0.0648532">
                <text:p>0.064853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9575in"/>
    </style:style>
    <style:style style:name="ro1" style:family="table-row">
      <style:table-row-properties style:row-height="0.1717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
      <style:table-cell-properties style:text-align-source="fix" style:repeat-content="false"/>
      <style:paragraph-properties fo:text-align="center" fo:margin-left="0in"/>
    </style:style>
    <style:style style:name="ce2" style:family="table-cell" style:parent-style-name="Default" style:data-style-name="N117">
      <style:table-cell-properties style:text-align-source="fix" style:repeat-content="false"/>
      <style:paragraph-properties fo:text-align="center" fo:margin-left="0in"/>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2"/>
        <table:table-column table:style-name="co1" table:number-columns-repeated="4" table:default-cell-style-name="ce2"/>
        <table:table-row table:style-name="ro1">
          <table:table-cell office:value-type="string">
            <text:p># of Threads</text:p>
          </table:table-cell>
          <table:table-cell office:value-type="string">
            <text:p>Test 1</text:p>
          </table:table-cell>
          <table:table-cell office:value-type="string">
            <text:p>Test 2</text:p>
          </table:table-cell>
          <table:table-cell office:value-type="string">
            <text:p>Test 3</text:p>
          </table:table-cell>
          <table:table-cell office:value-type="string">
            <text:p>Test 4</text:p>
          </table:table-cell>
          <table:table-cell office:value-type="string">
            <text:p>Test 5</text:p>
          </table:table-cell>
        </table:table-row>
        <table:table-row table:style-name="ro1">
          <table:table-cell office:value-type="float" office:value="1">
            <text:p>1</text:p>
          </table:table-cell>
          <table:table-cell office:value-type="float" office:value="0.232172">
            <text:p>0.232172</text:p>
          </table:table-cell>
          <table:table-cell office:value-type="float" office:value="0.232251">
            <text:p>0.232251</text:p>
          </table:table-cell>
          <table:table-cell office:value-type="float" office:value="0.231438">
            <text:p>0.231438</text:p>
          </table:table-cell>
          <table:table-cell office:value-type="float" office:value="0.231821">
            <text:p>0.231821</text:p>
          </table:table-cell>
          <table:table-cell office:value-type="float" office:value="0.231164">
            <text:p>0.231164</text:p>
          </table:table-cell>
        </table:table-row>
        <table:table-row table:style-name="ro1">
          <table:table-cell office:value-type="float" office:value="2">
            <text:p>2</text:p>
          </table:table-cell>
          <table:table-cell office:value-type="float" office:value="0.117229">
            <text:p>0.117229</text:p>
          </table:table-cell>
          <table:table-cell office:value-type="float" office:value="0.231438">
            <text:p>0.231438</text:p>
          </table:table-cell>
          <table:table-cell office:value-type="float" office:value="0.117723">
            <text:p>0.117723</text:p>
          </table:table-cell>
          <table:table-cell office:value-type="float" office:value="0.121862">
            <text:p>0.121862</text:p>
          </table:table-cell>
          <table:table-cell office:value-type="float" office:value="0.117593">
            <text:p>0.117593</text:p>
          </table:table-cell>
        </table:table-row>
        <table:table-row table:style-name="ro1">
          <table:table-cell office:value-type="float" office:value="4">
            <text:p>4</text:p>
          </table:table-cell>
          <table:table-cell office:value-type="float" office:value="0.073959">
            <text:p>0.073959</text:p>
          </table:table-cell>
          <table:table-cell office:value-type="float" office:value="0.090026">
            <text:p>0.090026</text:p>
          </table:table-cell>
          <table:table-cell office:value-type="float" office:value="0.07421">
            <text:p>0.074210</text:p>
          </table:table-cell>
          <table:table-cell office:value-type="float" office:value="0.089887">
            <text:p>0.089887</text:p>
          </table:table-cell>
          <table:table-cell office:value-type="float" office:value="0.090026">
            <text:p>0.090026</text:p>
          </table:table-cell>
        </table:table-row>
        <table:table-row table:style-name="ro1">
          <table:table-cell office:value-type="float" office:value="8">
            <text:p>8</text:p>
          </table:table-cell>
          <table:table-cell office:value-type="float" office:value="0.075113">
            <text:p>0.075113</text:p>
          </table:table-cell>
          <table:table-cell office:value-type="float" office:value="0.064829">
            <text:p>0.064829</text:p>
          </table:table-cell>
          <table:table-cell office:value-type="float" office:value="0.074056">
            <text:p>0.074056</text:p>
          </table:table-cell>
          <table:table-cell office:value-type="float" office:value="0.075447">
            <text:p>0.075447</text:p>
          </table:table-cell>
          <table:table-cell office:value-type="float" office:value="0.07896">
            <text:p>0.078960</text:p>
          </table:table-cell>
        </table:table-row>
        <table:table-row table:style-name="ro1">
          <table:table-cell office:value-type="float" office:value="12">
            <text:p>12</text:p>
          </table:table-cell>
          <table:table-cell office:value-type="float" office:value="0.055333">
            <text:p>0.055333</text:p>
          </table:table-cell>
          <table:table-cell office:value-type="float" office:value="0.083433">
            <text:p>0.083433</text:p>
          </table:table-cell>
          <table:table-cell office:value-type="float" office:value="0.061471">
            <text:p>0.061471</text:p>
          </table:table-cell>
          <table:table-cell office:value-type="float" office:value="0.075499">
            <text:p>0.075499</text:p>
          </table:table-cell>
          <table:table-cell office:value-type="float" office:value="0.073322">
            <text:p>0.073322</text:p>
          </table:table-cell>
        </table:table-row>
        <table:table-row table:style-name="ro1">
          <table:table-cell office:value-type="float" office:value="16">
            <text:p>16</text:p>
          </table:table-cell>
          <table:table-cell office:value-type="float" office:value="0.069128">
            <text:p>0.069128</text:p>
          </table:table-cell>
          <table:table-cell office:value-type="float" office:value="0.063756">
            <text:p>0.063756</text:p>
          </table:table-cell>
          <table:table-cell office:value-type="float" office:value="0.063877">
            <text:p>0.063877</text:p>
          </table:table-cell>
          <table:table-cell office:value-type="float" office:value="0.064298">
            <text:p>0.064298</text:p>
          </table:table-cell>
          <table:table-cell office:value-type="float" office:value="0.063207">
            <text:p>0.063207</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Lucida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6"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2-25">02/25/2010</text:date>, <text:time>20:32: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9575in"/>
    </style:style>
    <style:style style:name="co3" style:family="table-column">
      <style:table-column-properties fo:break-before="auto" style:column-width="0.3264in"/>
    </style:style>
    <style:style style:name="ro1" style:family="table-row">
      <style:table-row-properties style:row-height="0.1717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
      <style:table-cell-properties style:text-align-source="fix" style:repeat-content="false"/>
      <style:paragraph-properties fo:text-align="center" fo:margin-left="0in"/>
    </style:style>
    <style:style style:name="ce2" style:family="table-cell" style:parent-style-name="Default" style:data-style-name="N117">
      <style:table-cell-properties style:text-align-source="fix" style:repeat-content="false"/>
      <style:paragraph-properties fo:text-align="center" fo:margin-left="0in"/>
    </style:style>
    <style:style style:name="ce3" style:family="table-cell" style:parent-style-name="Default" style:data-style-name="N1"/>
    <style:style style:name="ce4" style:family="table-cell" style:parent-style-name="Default" style:data-style-name="N117"/>
    <style:style style:name="ce5" style:family="table-cell" style:parent-style-name="Default">
      <style:table-cell-properties style:text-align-source="fix" style:repeat-content="false"/>
      <style:paragraph-properties fo:text-align="center" fo:margin-left="0in"/>
    </style:style>
    <style:style style:name="ce6" style:family="table-cell" style:parent-style-name="Default" style:data-style-name="N117">
      <style:table-cell-properties style:text-align-source="fix" style:repeat-content="false"/>
      <style:paragraph-properties fo:text-align="center" fo:margin-left="0in"/>
      <style:text-properties style:font-name="Arial" style:font-name-asian="DejaVu Sans" style:font-name-complex="Lucidasans"/>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default-cell-style-name="ce4"/>
        <table:table-column table:style-name="co1" table:number-columns-repeated="4" table:default-cell-style-name="ce4"/>
        <table:table-column table:style-name="co3" table:default-cell-style-name="Default"/>
        <table:table-column table:style-name="co1" table:default-cell-style-name="Default"/>
        <table:table-row table:style-name="ro1">
          <table:table-cell table:style-name="ce1" office:value-type="string">
            <text:p>Test 1</text:p>
          </table:table-cell>
          <table:table-cell table:style-name="ce2" office:value-type="string">
            <text:p>Test 2</text:p>
          </table:table-cell>
          <table:table-cell table:style-name="ce2" office:value-type="string">
            <text:p>Test 3</text:p>
          </table:table-cell>
          <table:table-cell table:style-name="ce2" office:value-type="string">
            <text:p>Test 4</text:p>
          </table:table-cell>
          <table:table-cell table:style-name="ce2" office:value-type="string">
            <text:p>Test 5</text:p>
          </table:table-cell>
          <table:table-cell table:style-name="ce2" office:value-type="string">
            <text:p>Test 6</text:p>
          </table:table-cell>
          <table:table-cell table:style-name="ce5"/>
          <table:table-cell table:style-name="ce5" office:value-type="string">
            <text:p>Average</text:p>
          </table:table-cell>
        </table:table-row>
        <table:table-row table:style-name="ro1">
          <table:table-cell table:style-name="ce2" office:value-type="float" office:value="0.327833">
            <text:p>0.327833</text:p>
          </table:table-cell>
          <table:table-cell table:style-name="ce2" office:value-type="float" office:value="0.3244">
            <text:p>0.324400</text:p>
          </table:table-cell>
          <table:table-cell table:style-name="ce2" office:value-type="float" office:value="0.328702">
            <text:p>0.328702</text:p>
          </table:table-cell>
          <table:table-cell table:style-name="ce2" office:value-type="float" office:value="0.281119">
            <text:p>0.281119</text:p>
          </table:table-cell>
          <table:table-cell table:style-name="ce2" office:value-type="float" office:value="0.293185">
            <text:p>0.293185</text:p>
          </table:table-cell>
          <table:table-cell table:style-name="ce2" office:value-type="float" office:value="0.336629">
            <text:p>0.336629</text:p>
          </table:table-cell>
          <table:table-cell table:style-name="ce5"/>
          <table:table-cell table:style-name="ce6" table:formula="oooc:=AVERAGE([.A2:.F2])" office:value-type="float" office:value="0.315311333333333">
            <text:p>0.315311</text:p>
          </table:table-cell>
        </table:table-row>
        <table:table-row table:style-name="ro1" table:number-rows-repeated="4">
          <table:table-cell table:number-columns-repeated="8"/>
        </table:table-row>
        <table:table-row table:style-name="ro1">
          <table:table-cell table:number-columns-repeated="8"/>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Lucida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6" number:min-integer-digits="1"/>
    </number:number-style>
    <number:number-style style:name="N118">
      <number:number number:decimal-places="4"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2-25">02/25/2010</text:date>, <text:time>20:32:12</text:time></text:p>
        </style:region-right>
      </style:header>
      <style:header-left style:display="false"/>
      <style:footer>
        <text:p>Page <text:page-number>1</text:page-number> / <text:page-count>99</text:page-count></text:p>
      </style:footer>
      <style:footer-left style:display="false"/>
    </style:master-page>
  </office:master-styles>
</office:document-styles>
</file>